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0.2256in" fo:orphans="0" fo:widows="0" style:text-autospace="non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top="0in" fo:margin-bottom="0in" loext:contextual-spacing="false" fo:line-height="0.1953in" fo:orphans="0" fo:widows="0" style:text-autospace="non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margin-left="0.0028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font-name="Arial" fo:font-size="12pt" officeooo:rsid="001033e1" officeooo:paragraph-rsid="001033e1" style:font-size-asian="12pt" style:font-name-complex="Arial" style:font-size-complex="12pt"/>
    </style:style>
    <style:style style:name="P4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page-number="auto" style:text-autospace="none"/>
      <style:text-properties fo:color="#23b8dc" style:font-name="Cambria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 style:list-style-name="WW8Num3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 style:text-autospace="none" style:punctuation-wrap="simple">
        <style:tab-stops>
          <style:tab-stop style:position="0.1in"/>
        </style:tab-stops>
      </style:paragraph-properties>
      <style:text-properties fo:color="#000000" style:font-name="Arial" fo:font-size="12pt" officeooo:rsid="0010bd0c" officeooo:paragraph-rsid="0010bd0c" style:font-size-asian="12pt" style:font-name-complex="Arial" style:font-size-complex="12pt" style:font-weight-complex="bold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 style:text-autospace="none" style:punctuation-wrap="simple">
        <style:tab-stops>
          <style:tab-stop style:position="0.1in"/>
        </style:tab-stops>
      </style:paragraph-properties>
      <style:text-properties fo:color="#000000" style:font-name="Arial" fo:font-size="12pt" officeooo:rsid="0010bd0c" officeooo:paragraph-rsid="0010bd0c" style:font-size-asian="12pt" style:font-name-complex="Arial" style:font-size-complex="12pt" style:font-weight-complex="bold"/>
    </style:style>
    <style:style style:name="P7" style:family="paragraph" style:parent-style-name="Standard">
      <style:paragraph-properties fo:margin-left="0.0028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font-name="Arial" fo:font-size="12pt" officeooo:rsid="001033e1" officeooo:paragraph-rsid="001033e1" style:font-size-asian="12pt" style:font-name-complex="Arial" style:font-size-complex="12pt"/>
    </style:style>
    <style:style style:name="P8" style:family="paragraph" style:parent-style-name="Standard" style:master-page-name="Convert_20_1">
      <style:paragraph-properties fo:margin-left="0.0028in" fo:margin-right="0in" fo:margin-top="0in" fo:margin-bottom="0in" loext:contextual-spacing="false" fo:line-height="100%" fo:text-align="center" style:justify-single-word="false" fo:orphans="0" fo:widows="0" fo:text-indent="0in" style:auto-text-indent="false" style:page-number="auto" style:text-autospace="none"/>
      <style:text-properties style:font-name="Arial" fo:font-size="12pt" fo:font-weight="bold" style:font-size-asian="12pt" style:font-weight-asian="bold" style:font-name-complex="Arial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riterion E: Evaluation</text:p>
      <text:p text:style-name="P1"/>
      <text:p text:style-name="P3">Evaluation of the product (175-200 words)</text:p>
      <text:p text:style-name="P3"/>
      <text:p text:style-name="P3"/>
      <text:p text:style-name="P3"/>
      <text:p text:style-name="P3"/>
      <text:p text:style-name="P3"/>
      <text:p text:style-name="P3">Recommendations for further development (175-200)</text:p>
      <text:p text:style-name="P8">Recommendations for Further Development</text:p>
      <text:p text:style-name="P2"/>
      <text:list xml:id="list3009215422347803029" text:style-name="WW8Num3">
        <text:list-header>
          <text:p text:style-name="P5">The future development of this product or rather the extensibility potential is quite large. <text:s/>For instance, the extension can be modified to scrape and track prices on other online retailers besides Amazon. <text:s/>Just in the United States I could add functionality for tracking products from Walmart’s or Target’s website. <text:s/>Internationally there are also countless other retailers which could be added, like Alibaba.</text:p>
          <text:list>
            <text:list-item>
              <text:list>
                <text:list-item>
                  <text:list>
                    <text:list-header>
                      <text:p text:style-name="P5">And that would just be extending the current feature set. <text:s/>There are also many additional features that would be quite beneficial for the user of the product.</text:p>
                    </text:list-header>
                  </text:list>
                </text:list-item>
              </text:list>
            </text:list-item>
          </text:list>
        </text:list-header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ormal" style:family="paragraph">
      <style:paragraph-properties fo:hyphenation-ladder-count="no-limit"/>
      <style:text-properties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top="0.139in" fo:margin-bottom="0in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 fo:hyphenation-remain-char-count="2" fo:hyphenation-push-char-count="2"/>
    </style:style>
    <style:style style:name="WW8Num1z3" style:family="text">
      <style:text-properties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-complex="Times New Roman" style:font-family-complex="'Times New Roman'" style:font-family-generic-complex="roman" style:font-pitch-complex="variable"/>
    </style:style>
    <style:style style:name="WW8Num3z3" style:family="text">
      <style:text-properties style:font-name-complex="Times New Roman" style:font-family-complex="'Times New Roman'" style:font-family-generic-complex="roman" style:font-pitch-complex="variable"/>
    </style:style>
    <style:style style:name="WW8Num4z2" style:family="text">
      <style:text-properties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number text:level="4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number text:level="4" text:style-name="WW8Num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bullet-char="*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3" text:style-name="WW8Num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72in" fo:margin-bottom="1in" fo:margin-left="0.789in" fo:margin-right="0.7917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72in" fo:margin-bottom="1in" fo:margin-left="0.789in" fo:margin-right="0.8472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/>
    <style:master-page style:name="MP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t</meta:initial-creator>
    <meta:creation-date>2011-02-06T11:26:00</meta:creation-date>
    <dc:date>2019-01-14T09:40:22.607000000</dc:date>
    <meta:editing-cycles>9</meta:editing-cycles>
    <meta:editing-duration>PT22M10S</meta:editing-duration>
    <meta:generator>LibreOffice/5.2.1.2$Windows_X86_64 LibreOffice_project/31dd62db80d4e60af04904455ec9c9219178d620</meta:generator>
    <meta:document-statistic meta:table-count="0" meta:image-count="0" meta:object-count="0" meta:page-count="2" meta:paragraph-count="6" meta:word-count="108" meta:character-count="722" meta:non-whitespace-character-count="617"/>
  </office:meta>
</office:document-meta>
</file>